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0in" fo:margin-right="0.0028in" fo:text-align="start" style:justify-single-word="false" fo:text-indent="0in" style:auto-text-indent="false"/>
      <style:text-properties officeooo:paragraph-rsid="000c9daf"/>
    </style:style>
    <style:style style:name="P2" style:family="paragraph" style:parent-style-name="Heading_20_1" style:list-style-name="WWNum34">
      <style:text-properties officeooo:paragraph-rsid="000c9daf"/>
    </style:style>
    <style:style style:name="P3" style:family="paragraph" style:parent-style-name="Heading_20_2" style:list-style-name="WWNum34">
      <style:text-properties officeooo:paragraph-rsid="000c9daf"/>
    </style:style>
    <style:style style:name="P4" style:family="paragraph" style:parent-style-name="Standard">
      <style:text-properties officeooo:paragraph-rsid="000c9daf"/>
    </style:style>
    <style:style style:name="P5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style:font-name="TH SarabunPSK" fo:font-size="16pt" fo:font-weight="bold" style:font-size-asian="16pt" style:font-weight-asian="bold" style:font-name-complex="TH SarabunPSK1" style:font-weight-complex="bold"/>
    </style:style>
    <style:style style:name="T2" style:family="text">
      <style:text-properties fo:color="#000000" style:font-name="TH SarabunPSK" fo:font-size="16pt" style:font-size-asian="16pt" style:font-name-complex="TH SarabunPSK1"/>
    </style:style>
    <style:style style:name="T3" style:family="text">
      <style:text-properties style:font-name="TH SarabunPSK" fo:font-size="16pt" style:font-size-asian="16pt" style:font-name-complex="TH SarabunPSK1"/>
    </style:style>
    <style:style style:name="T4" style:family="text">
      <style:text-properties officeooo:rsid="000c9daf"/>
    </style:style>
    <style:style style:name="gr1" style:family="graphic">
      <style:graphic-properties draw:stroke="solid" svg:stroke-width="0.028in" svg:stroke-color="#ffffff" draw:stroke-linejoin="round" draw:fill="solid" draw:fill-color="#ffffff" draw:textarea-horizontal-align="center" draw:textarea-vertical-align="middle" fo:padding-top="0.0138in" fo:padding-bottom="0.0138in" fo:padding-left="0.0138in" fo:padding-right="0.0138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75049406132780509" text:style-name="WWNum34">
        <text:list-item>
          <text:h text:style-name="P2" text:outline-level="1"><draw:ellipse text:anchor-type="char" draw:z-index="0" draw:name="Oval 318" draw:style-name="gr1" draw:text-style-name="P5" svg:width="0.2087in" svg:height="0.2504in" svg:x="5.7673in" svg:y="-0.5043in"><text:p/></draw:ellipse>ทฤษฎีที่เกี่ยวข้อง</text:h>
        </text:list-item>
      </text:list>
      <text:p text:style-name="P4"><text:bookmark-start text:name="_Toc349343929"/><text:bookmark-start text:name="_Toc349348658"/><text:bookmark-start text:name="_Toc349348587"/><text:bookmark-start text:name="_Toc349348082"/><text:bookmark-start text:name="_Toc349348014"/><text:bookmark-start text:name="_Toc349347823"/>ทฤษฎีที่เกี่ยวข้องที่นำมาใช้เป็นความรู้ในการพัฒน<text:span text:style-name="T4">าแอพพูดสื่อใจ </text:span>มีดังนี้</text:p>
      <text:p text:style-name="P4"><text:s/><text:tab/>2.1 <text:s/>ระบบปฏิบัติการแอนดรอยด์</text:p>
      <text:p text:style-name="P4"><text:s/><text:tab/>2.2 <text:s/></text:p>
      <text:p text:style-name="P4"/>
      <text:list xml:id="list235153300878345" text:continue-numbering="true" text:style-name="WWNum34">
        <text:list-item>
          <text:list>
            <text:list-item>
              <text:h text:style-name="P3" text:outline-level="2">ระบบปฏิบัติการแอนดรอยด์ </text:h>
            </text:list-item>
          </text:list>
        </text:list-item>
      </text:list>
      <text:p text:style-name="P1"><text:bookmark-end text:name="_Toc349343929"/><text:bookmark-end text:name="_Toc349348658"/><text:bookmark-end text:name="_Toc349348587"/><text:bookmark-end text:name="_Toc349348082"/><text:bookmark-end text:name="_Toc349348014"/><text:bookmark-end text:name="_Toc349347823"/><text:span text:style-name="T1"><text:s/><text:tab/></text:span><text:span text:style-name="T2">แอนดรอยด์</text:span><text:span text:style-name="apple-converted-space"><text:span text:style-name="T2"> </text:span></text:span><text:span text:style-name="T2">(Android) </text:span><text:span text:style-name="T3">[4,5]</text:span><text:span text:style-name="T2"> เป็นระบบปฏิบัติการ.................</text:span></text:p>
      <text:p text:style-name="P4"><text:s text:c="2"/></text:p>
      <text:list xml:id="list235152991625704" text:continue-numbering="true" text:style-name="WWNum34">
        <text:list-item>
          <text:h text:style-name="P2" text:outline-level="1"><draw:ellipse text:anchor-type="char" draw:z-index="1" draw:name="Oval 2095" draw:style-name="gr1" draw:text-style-name="P5" svg:width="0.2815in" svg:height="0.2606in" svg:x="5.6634in" svg:y="-0.5146in"><text:p/></draw:ellipse>การวิเคราะห์แล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H SarabunPSK" svg:font-family="'TH SarabunPSK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text-align="start" style:justify-single-word="false" fo:keep-with-next="auto"/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1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1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apple-converted-spa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 text:start-value="2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2:59:39.576908405</meta:creation-date>
    <dc:date>2017-05-30T23:51:51.325493297</dc:date>
    <meta:editing-duration>PT42M1S</meta:editing-duration>
    <meta:editing-cycles>1</meta:editing-cycles>
    <meta:document-statistic meta:table-count="0" meta:image-count="0" meta:object-count="0" meta:page-count="2" meta:paragraph-count="8" meta:word-count="147" meta:character-count="201" meta:non-whitespace-character-count="183"/>
    <meta:generator>LibreOffice/5.1.6.2$Linux_X86_64 LibreOffice_project/10m0$Build-2</meta:generator>
  </office:meta>
</office:document-meta>
</file>